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3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1. Namnrymd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1017"/>
        </table:table-row>
        <table:table-row table:style-name="ro3">
          <table:table-cell office:value-type="string">
            <text:p>14. Browser-kompatibilit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15. Fönstren går att flytta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16. Fönstren går att ändra storlek på</text:p>
          </table:table-cell>
          <table:table-cell table:number-columns-repeated="3" office:value-type="float" office:value="3">
            <text:p>3</text:p>
          </table:table-cell>
          <table:table-cell table:number-columns-repeated="3"/>
          <table:table-cell table:number-columns-repeated="1017"/>
        </table:table-row>
        <table:table-row table:style-name="ro3">
          <table:table-cell office:value-type="string">
            <text:p>17. Context-Meny Memory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1017"/>
        </table:table-row>
        <table:table-row table:style-name="ro3">
          <table:table-cell office:value-type="string">
            <text:p>18. Context-Meny Rss-läsare</text:p>
          </table:table-cell>
          <table:table-cell table:number-columns-repeated="3" office:value-type="float" office:value="5">
            <text:p>5</text:p>
          </table:table-cell>
          <table:table-cell table:number-columns-repeated="3"/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3">
            <text:p>13</text:p>
          </table:table-cell>
          <table:table-cell table:style-name="ce6" table:formula="of:=[.D4]+[.D5]+[.D6]+[.D7]+[.D8]+[.D9]" office:value-type="float" office:value="10">
            <text:p>10</text:p>
          </table:table-cell>
          <table:table-cell table:style-name="ce6" table:formula="of:=[.E4]+[.E5]+[.E6]+[.E7]+[.E8]+[.E9]" office:value-type="float" office:value="0">
            <text:p>0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7.5">
            <text:p>7,5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3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9.01.2014</text:date>, <text:time>23:0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9T23:09:29.39</dc:date>
    <meta:editing-duration>PT45H15M12S</meta:editing-duration>
    <meta:editing-cycles>44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